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Times New Roman" style:text-underline-style="none"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ff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8000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color="#000000" style:font-name="Times New Roman" style:text-underline-style="none" fo:font-weight="bold" style:font-weight-asian="bold" style:font-weight-complex="bold"/>
    </style:style>
    <style:style style:name="P14" style:family="paragraph" style:parent-style-name="Text_20_body">
      <style:paragraph-properties fo:padding="0.049cm" fo:border="0.002cm solid #d9d9e3"/>
    </style:style>
    <style:style style:name="P15" style:family="paragraph" style:parent-style-name="Text_20_body" style:list-style-name="L1">
      <style:paragraph-properties fo:padding="0.049cm" fo:border="0.002cm solid #d9d9e3"/>
    </style:style>
    <style:style style:name="P16" style:family="paragraph" style:parent-style-name="Text_20_body" style:list-style-name="L2">
      <style:paragraph-properties fo:padding="0.049cm" fo:border="0.002cm solid #d9d9e3"/>
    </style:style>
    <style:style style:name="P17" style:family="paragraph" style:parent-style-name="Text_20_body" style:list-style-name="L3">
      <style:paragraph-properties fo:padding="0.049cm" fo:border="0.002cm solid #d9d9e3"/>
    </style:style>
    <style:style style:name="P18" style:family="paragraph" style:parent-style-name="Text_20_body" style:list-style-name="L4">
      <style:paragraph-properties fo:padding="0.049cm" fo:border="0.002cm solid #d9d9e3"/>
    </style:style>
    <style:style style:name="P19" style:family="paragraph" style:parent-style-name="Text_20_body" style:list-style-name="L5">
      <style:paragraph-properties fo:padding="0.049cm" fo:border="0.002cm solid #d9d9e3"/>
    </style:style>
    <style:style style:name="P20" style:family="paragraph" style:parent-style-name="Text_20_body" style:list-style-name="L6">
      <style:paragraph-properties fo:padding="0.049cm" fo:border="0.002cm solid #d9d9e3"/>
    </style:style>
    <style:style style:name="P21" style:family="paragraph" style:parent-style-name="Text_20_body" style:list-style-name="L7">
      <style:paragraph-properties fo:padding="0.049cm" fo:border="0.002cm solid #d9d9e3"/>
    </style:style>
    <style:style style:name="P22" style:family="paragraph" style:parent-style-name="Text_20_body" style:list-style-name="L8">
      <style:paragraph-properties fo:padding="0.049cm" fo:border="0.002cm solid #d9d9e3"/>
    </style:style>
    <style:style style:name="P23" style:family="paragraph" style:parent-style-name="Text_20_body" style:list-style-name="L9">
      <style:paragraph-properties fo:padding="0.049cm" fo:border="0.002cm solid #d9d9e3"/>
    </style:style>
    <style:style style:name="P24" style:family="paragraph" style:parent-style-name="Text_20_body" style:list-style-name="L10">
      <style:paragraph-properties fo:padding="0.049cm" fo:border="0.002cm solid #d9d9e3"/>
    </style:style>
    <style:style style:name="P25" style:family="paragraph" style:parent-style-name="Text_20_body" style:list-style-name="L11">
      <style:paragraph-properties fo:padding="0.049cm" fo:border="0.002cm solid #d9d9e3"/>
    </style:style>
    <style:style style:name="P26" style:family="paragraph" style:parent-style-name="Text_20_body" style:list-style-name="L12">
      <style:paragraph-properties fo:padding="0.049cm" fo:border="0.002cm solid #d9d9e3"/>
    </style:style>
    <style:style style:name="P27" style:family="paragraph" style:parent-style-name="Text_20_body" style:list-style-name="L13">
      <style:paragraph-properties fo:padding="0.049cm" fo:border="0.002cm solid #d9d9e3"/>
    </style:style>
    <style:style style:name="P28" style:family="paragraph" style:parent-style-name="Text_20_body" style:list-style-name="L14">
      <style:paragraph-properties fo:padding="0.049cm" fo:border="0.002cm solid #d9d9e3"/>
    </style:style>
    <style:style style:name="P29" style:family="paragraph" style:parent-style-name="Text_20_body" style:list-style-name="L15">
      <style:paragraph-properties fo:padding="0.049cm" fo:border="0.002cm solid #d9d9e3"/>
    </style:style>
    <style:style style:name="P30" style:family="paragraph" style:parent-style-name="Text_20_body" style:list-style-name="L1">
      <style:paragraph-properties fo:margin-top="0cm" fo:margin-bottom="0cm" fo:padding="0.049cm" fo:border="0.002cm solid #d9d9e3"/>
    </style:style>
    <style:style style:name="P31" style:family="paragraph" style:parent-style-name="Text_20_body" style:list-style-name="L2">
      <style:paragraph-properties fo:margin-top="0cm" fo:margin-bottom="0cm" fo:padding="0.049cm" fo:border="0.002cm solid #d9d9e3"/>
    </style:style>
    <style:style style:name="P32" style:family="paragraph" style:parent-style-name="Text_20_body" style:list-style-name="L3">
      <style:paragraph-properties fo:margin-top="0cm" fo:margin-bottom="0cm" fo:padding="0.049cm" fo:border="0.002cm solid #d9d9e3"/>
    </style:style>
    <style:style style:name="P33" style:family="paragraph" style:parent-style-name="Text_20_body" style:list-style-name="L4">
      <style:paragraph-properties fo:margin-top="0cm" fo:margin-bottom="0cm" fo:padding="0.049cm" fo:border="0.002cm solid #d9d9e3"/>
    </style:style>
    <style:style style:name="P34" style:family="paragraph" style:parent-style-name="Text_20_body" style:list-style-name="L5">
      <style:paragraph-properties fo:margin-top="0cm" fo:margin-bottom="0cm" fo:padding="0.049cm" fo:border="0.002cm solid #d9d9e3"/>
    </style:style>
    <style:style style:name="P35" style:family="paragraph" style:parent-style-name="Text_20_body" style:list-style-name="L6">
      <style:paragraph-properties fo:margin-top="0cm" fo:margin-bottom="0cm" fo:padding="0.049cm" fo:border="0.002cm solid #d9d9e3"/>
    </style:style>
    <style:style style:name="P36" style:family="paragraph" style:parent-style-name="Text_20_body" style:list-style-name="L7">
      <style:paragraph-properties fo:margin-top="0cm" fo:margin-bottom="0cm" fo:padding="0.049cm" fo:border="0.002cm solid #d9d9e3"/>
    </style:style>
    <style:style style:name="P37" style:family="paragraph" style:parent-style-name="Text_20_body" style:list-style-name="L8">
      <style:paragraph-properties fo:margin-top="0cm" fo:margin-bottom="0cm" fo:padding="0.049cm" fo:border="0.002cm solid #d9d9e3"/>
    </style:style>
    <style:style style:name="P38" style:family="paragraph" style:parent-style-name="Text_20_body" style:list-style-name="L9">
      <style:paragraph-properties fo:margin-top="0cm" fo:margin-bottom="0cm" fo:padding="0.049cm" fo:border="0.002cm solid #d9d9e3"/>
    </style:style>
    <style:style style:name="P39" style:family="paragraph" style:parent-style-name="Text_20_body" style:list-style-name="L10">
      <style:paragraph-properties fo:margin-top="0cm" fo:margin-bottom="0cm" fo:padding="0.049cm" fo:border="0.002cm solid #d9d9e3"/>
    </style:style>
    <style:style style:name="P40" style:family="paragraph" style:parent-style-name="Text_20_body" style:list-style-name="L11">
      <style:paragraph-properties fo:margin-top="0cm" fo:margin-bottom="0cm" fo:padding="0.049cm" fo:border="0.002cm solid #d9d9e3"/>
    </style:style>
    <style:style style:name="P41" style:family="paragraph" style:parent-style-name="Text_20_body" style:list-style-name="L12">
      <style:paragraph-properties fo:margin-top="0cm" fo:margin-bottom="0cm" fo:padding="0.049cm" fo:border="0.002cm solid #d9d9e3"/>
    </style:style>
    <style:style style:name="P42" style:family="paragraph" style:parent-style-name="Text_20_body" style:list-style-name="L13">
      <style:paragraph-properties fo:margin-top="0cm" fo:margin-bottom="0cm" fo:padding="0.049cm" fo:border="0.002cm solid #d9d9e3"/>
    </style:style>
    <style:style style:name="P43" style:family="paragraph" style:parent-style-name="Text_20_body" style:list-style-name="L14">
      <style:paragraph-properties fo:margin-top="0cm" fo:margin-bottom="0cm" fo:padding="0.049cm" fo:border="0.002cm solid #d9d9e3"/>
    </style:style>
    <style:style style:name="T1" style:family="text">
      <style:text-properties fo:font-variant="normal" fo:text-transform="none" fo:color="#153152" style:font-name="Times New Roman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4e4e4e" style:font-name="HelveticaNeue-Light" fo:font-size="12pt" fo:letter-spacing="normal" fo:font-style="normal" fo:font-weight="normal"/>
    </style:style>
    <style:style style:name="T3" style:family="text">
      <style:text-properties fo:font-variant="normal" fo:text-transform="none" fo:color="#4e4e4e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color="#d1d5db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7" style:family="text">
      <style:text-properties fo:font-variant="normal" fo:text-transform="none" style:font-name="S hne" fo:font-size="12pt" fo:letter-spacing="normal" fo:font-style="normal" fo:font-weight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ff"/>
    </style:style>
    <style:style style:name="T12" style:family="text">
      <style:text-properties fo:color="#008000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ÚMEN UNIDAD 3: MAPEO OBJETO-RELACIONAL</text:p>
      <text:p text:style-name="P11"><text:span text:style-name="Strong_20_Emphasis">Solución: Mapeo Objeto-Relacional (ORM)</text:span></text:p>
      <text:p text:style-name="P14">El ORM es una técnica de programación que aborda este problema, permitiendo la traducción entre el sistema de tipos de datos utilizado en programación orientada a objetos y el utilizado en bases de datos relacionales.</text:p>
      <text:p text:style-name="P14"><text:span text:style-name="Strong_20_Emphasis">Proceso del ORM:</text:span></text:p>
      <text:list xml:id="list407627337833688727" text:style-name="L1">
        <text:list-item>
          <text:p text:style-name="P30">Convierte valores de objetos en formas que pueden ser almacenadas en bases de datos.</text:p>
        </text:list-item>
        <text:list-item>
          <text:p text:style-name="P15">Preserva propiedades y relaciones de objetos, haciendo que estos objetos sean persistentes.</text:p>
        </text:list-item>
      </text:list>
      <text:p text:style-name="P14"><text:span text:style-name="Strong_20_Emphasis"><text:span text:style-name="T1">En el modelo relacional, cada fila en la tabla se mapea a un objeto y cada columna a una propiedad.</text:span></text:span></text:p>
      <text:p text:style-name="P14"><text:span text:style-name="T9">ORM permite tomar un objeto Java y hacerlo persistente, carga el objeto de la base de datos a memoria y permite hacer consultas a las tablas de la base de datos.</text:span></text:p>
      <text:p text:style-name="P14"><text:span text:style-name="Strong_20_Emphasis"><text:span text:style-name="T8"><text:line-break/>Ventajas de ORM:</text:span></text:span></text:p>
      <text:list xml:id="list4944308258459701790" text:style-name="L2">
        <text:list-item>
          <text:p text:style-name="P16"><text:span text:style-name="Strong_20_Emphasis">Reducción del Tiempo de Desarrollo:</text:span></text:p>
          <text:list>
            <text:list-item>
              <text:p text:style-name="P31">Agiliza la creación del modelo a partir del esquema de la base de datos.</text:p>
            </text:list-item>
          </text:list>
        </text:list-item>
        <text:list-item>
          <text:p text:style-name="P16"><text:span text:style-name="Strong_20_Emphasis">Abstracción de la Base de Datos:</text:span></text:p>
          <text:list>
            <text:list-item>
              <text:p text:style-name="P31">Permite interactuar con objetos en lugar de estructuras de base de datos.</text:p>
            </text:list-item>
          </text:list>
        </text:list-item>
        <text:list-item>
          <text:p text:style-name="P16"><text:span text:style-name="Strong_20_Emphasis">Reutilización y Persistencia de Objetos:</text:span></text:p>
          <text:list>
            <text:list-item>
              <text:p text:style-name="P31">Facilita la reutilización de código y persistencia de objetos con métodos como Orm.Save y Orm.Load.</text:p>
            </text:list-item>
          </text:list>
        </text:list-item>
        <text:list-item>
          <text:p text:style-name="P16"><text:span text:style-name="Strong_20_Emphasis">Lenguaje Propio para Consultas:</text:span></text:p>
          <text:list>
            <text:list-item>
              <text:p text:style-name="P31">Ofrece un lenguaje propio simplificando las consultas.</text:p>
            </text:list-item>
          </text:list>
        </text:list-item>
        <text:list-item>
          <text:p text:style-name="P16"><text:span text:style-name="Strong_20_Emphasis">Independencia de la Base de Datos:</text:span></text:p>
          <text:list>
            <text:list-item>
              <text:p text:style-name="P31">Favorece la creación de aplicaciones independientes de la base de datos.</text:p>
            </text:list-item>
          </text:list>
        </text:list-item>
        <text:list-item>
          <text:p text:style-name="P16"><text:span text:style-name="Strong_20_Emphasis">Incentivo a la Portabilidad y Escalabilidad:</text:span></text:p>
          <text:list>
            <text:list-item>
              <text:p text:style-name="P16">Mejora la portabilidad y escalabilidad de los programas de software.</text:p>
            </text:list-item>
          </text:list>
        </text:list-item>
      </text:list>
      <text:p text:style-name="P14"><text:span text:style-name="Strong_20_Emphasis">Desventajas de ORM:</text:span></text:p>
      <text:list xml:id="list8911319017816926606" text:style-name="L3">
        <text:list-item>
          <text:p text:style-name="P17"><text:span text:style-name="Strong_20_Emphasis">Tiempo de Aprendizaje:</text:span></text:p>
          <text:list>
            <text:list-item>
              <text:p text:style-name="P32">Su correcta utilización requiere tiempo de aprendizaje debido a su complejidad.</text:p>
            </text:list-item>
          </text:list>
        </text:list-item>
        <text:list-item>
          <text:p text:style-name="P17"><text:span text:style-name="Strong_20_Emphasis">Menor Rendimiento:</text:span></text:p>
          <text:list>
            <text:list-item>
              <text:p text:style-name="P32">Puede generar aplicaciones ligeramente más lentas por la transformación de consultas.</text:p>
            </text:list-item>
          </text:list>
        </text:list-item>
        <text:list-item>
          <text:p text:style-name="P17"><text:span text:style-name="Strong_20_Emphasis">Complejidad del Sistema:</text:span></text:p>
          <text:list>
            <text:list-item>
              <text:p text:style-name="P17">La utilidad de ORM disminuye con la complejidad del sistema relacional.</text:p>
            </text:list-item>
          </text:list>
        </text:list-item>
      </text:list>
      <text:p text:style-name="P14"><text:span text:style-name="T9"/></text:p>
      <text:p text:style-name="P9"/>
      <text:p text:style-name="P9"/>
      <text:p text:style-name="P9"/>
      <text:p text:style-name="P7"><text:soft-page-break/>HERRAMIENTAS ORM MÁS UTILIZADAS:</text:p>
      <text:p text:style-name="P12"><text:span text:style-name="Strong_20_Emphasis"><text:line-break/>Hibernate - Herramienta ORM:</text:span></text:p>
      <text:list xml:id="list686648175822970365" text:style-name="L4">
        <text:list-item>
          <text:p text:style-name="P33"><text:span text:style-name="Strong_20_Emphasis">Tipo:</text:span> Mapeo Objeto-Relacional (ORM)</text:p>
        </text:list-item>
        <text:list-item>
          <text:p text:style-name="P33"><text:span text:style-name="Strong_20_Emphasis">Plataforma:</text:span> Java (también disponible en .Net como NHibernate)</text:p>
        </text:list-item>
        <text:list-item>
          <text:p text:style-name="P33"><text:span text:style-name="Strong_20_Emphasis">Función Principal:</text:span> Facilita el mapeo de atributos entre bases de datos relacionales y modelos de objetos en aplicaciones.</text:p>
        </text:list-item>
        <text:list-item>
          <text:p text:style-name="P33"><text:span text:style-name="Strong_20_Emphasis">Configuración:</text:span> Utiliza archivos declarativos (XML) o anotaciones en beans de entidades para establecer relaciones.</text:p>
        </text:list-item>
        <text:list-item>
          <text:p text:style-name="P18"><text:span text:style-name="Strong_20_Emphasis">Licencia:</text:span> Software libre, distribuido bajo los términos de la licencia GNU LGPL.</text:p>
        </text:list-item>
      </text:list>
      <text:p text:style-name="P12"><text:span text:style-name="Strong_20_Emphasis"><text:line-break/>Java Persistence API (JPA):</text:span></text:p>
      <text:list xml:id="list1833449514062334636" text:style-name="L5">
        <text:list-item>
          <text:p text:style-name="P34"><text:span text:style-name="Strong_20_Emphasis">Descripción:</text:span> Especificación de Sun Microsystems para la persistencia de objetos Java en bases de datos relacionales.</text:p>
        </text:list-item>
        <text:list-item>
          <text:p text:style-name="P34"><text:span text:style-name="Strong_20_Emphasis">Plataforma:</text:span> Desarrollada para la plataforma JEE, integrada en el estándar de EJB 3.0 y parte de la Java Specification Request JSR 220.</text:p>
        </text:list-item>
        <text:list-item>
          <text:p text:style-name="P19"><text:span text:style-name="Strong_20_Emphasis">Requisitos:</text:span> Requiere J2SE 1.5 o superior, aprovechando características como anotaciones y genéricos de Java.</text:p>
        </text:list-item>
      </text:list>
      <text:p text:style-name="P14"><text:span text:style-name="Strong_20_Emphasis">iBatis:</text:span></text:p>
      <text:list xml:id="list8883163907023518294" text:style-name="L6">
        <text:list-item>
          <text:p text:style-name="P35"><text:span text:style-name="Strong_20_Emphasis">Descripción:</text:span> Framework de persistencia desarrollado por Apache Software Foundation.</text:p>
        </text:list-item>
        <text:list-item>
          <text:p text:style-name="P35"><text:span text:style-name="Strong_20_Emphasis">Licencia:</text:span> Código libre.</text:p>
        </text:list-item>
        <text:list-item>
          <text:p text:style-name="P20"><text:span text:style-name="Strong_20_Emphasis">Método de Persistencia:</text:span> Similar a Hibernate, utiliza ficheros de mapeo XML para persistir información de objetos en bases de datos relacionales.</text:p>
        </text:list-item>
      </text:list>
      <text:p text:style-name="P10"><text:span text:style-name="T4">La herramienta ORM Hibernate es desarrollada por Oracle, el openJPA es una especificación de Sun Microsystems y la herramienta iBatis es desarrollado por Apache software Foundation.</text:span> </text:p>
      <text:p text:style-name="P10"/>
      <text:p text:style-name="P8">Archivo de configuración de Hibernate se llama Hibernate.cfg.xml</text:p>
      <text:p text:style-name="P12"><text:span text:style-name="Strong_20_Emphasis"><text:line-break/>Configuración Hibernate en NetBeans:</text:span></text:p>
      <text:list xml:id="list2157677684603187263" text:style-name="L7">
        <text:list-item>
          <text:p text:style-name="P21"><text:span text:style-name="Strong_20_Emphasis">Creación de Archivo de Configuración:</text:span></text:p>
          <text:list>
            <text:list-item>
              <text:p text:style-name="P36">Utilizando el asistente en NetBeans, se configura el archivo de Hibernate.</text:p>
            </text:list-item>
            <text:list-item>
              <text:p text:style-name="P36">Se elige la conexión a la base de datos de una lista registrada en el IDE.</text:p>
            </text:list-item>
          </text:list>
        </text:list-item>
        <text:list-item>
          <text:p text:style-name="P21"><text:span text:style-name="Strong_20_Emphasis">Generación Automática:</text:span></text:p>
          <text:list>
            <text:list-item>
              <text:p text:style-name="P36">El archivo de configuración generado incluye detalles de la conexión y bibliotecas de Hibernate.</text:p>
            </text:list-item>
            <text:list-item>
              <text:p text:style-name="P36">Puede editarse a través del editor interactivo o directamente en código XML.</text:p>
            </text:list-item>
          </text:list>
        </text:list-item>
        <text:list-item>
          <text:p text:style-name="P21"><text:span text:style-name="Strong_20_Emphasis">Contenido del Archivo de Configuración:</text:span></text:p>
          <text:list>
            <text:list-item>
              <text:p text:style-name="P36">Contiene información sobre la base de datos que la aplicación va a utilizar.</text:p>
            </text:list-item>
            <text:list-item>
              <text:p text:style-name="P36">Si hay varias bases de datos, se deben crear archivos de configuración separados.</text:p>
            </text:list-item>
          </text:list>
        </text:list-item>
        <text:list-item>
          <text:p text:style-name="P21"><text:span text:style-name="Strong_20_Emphasis">Archivos en Hibernate:</text:span></text:p>
          <text:list>
            <text:list-item>
              <text:p text:style-name="P36"><text:span text:style-name="Strong_20_Emphasis">Hibernate.properties:</text:span> Define aspectos del gestor de la base de datos y conexiones.</text:p>
            </text:list-item>
            <text:list-item>
              <text:p text:style-name="P21"><text:span text:style-name="Strong_20_Emphasis">Archivos de Emparejamiento (Mapping):</text:span> (*.hbm.xml) Establecen la relación entre propiedades, tablas y columnas en la base de datos.</text:p>
            </text:list-item>
          </text:list>
        </text:list-item>
      </text:list>
      <text:p text:style-name="P12"><text:soft-page-break/><text:span text:style-name="Strong_20_Emphasis"><text:line-break/>Archivos de Mapeo en Hibernate:</text:span></text:p>
      <text:list xml:id="list7228386264615753411" text:style-name="L8">
        <text:list-item>
          <text:p text:style-name="P22"><text:span text:style-name="Strong_20_Emphasis">Correspondencia Bean-Tabla:</text:span></text:p>
          <text:list>
            <text:list-item>
              <text:p text:style-name="P37">Los archivos de mapeo indican la relación entre el bean y una tabla de la base de datos.</text:p>
            </text:list-item>
            <text:list-item>
              <text:p text:style-name="P37">Al realizar tareas que requieran acceso a la base de datos, se obtiene una conexión JDBC.</text:p>
            </text:list-item>
          </text:list>
        </text:list-item>
        <text:list-item>
          <text:p text:style-name="P22"><text:span text:style-name="Strong_20_Emphasis">Nomenclatura de Archivos:</text:span></text:p>
          <text:list>
            <text:list-item>
              <text:p text:style-name="P37">Se nombran usando el nombre de la clase seguido de la extensión "hbm.xml".</text:p>
            </text:list-item>
          </text:list>
        </text:list-item>
        <text:list-item>
          <text:p text:style-name="P22"><text:span text:style-name="Strong_20_Emphasis">Ingeniería Inversa:</text:span></text:p>
          <text:list>
            <text:list-item>
              <text:p text:style-name="P37">Posibilidad de crear archivos de mapeo basados en tablas de la base de datos seleccionadas.</text:p>
            </text:list-item>
            <text:list-item>
              <text:p text:style-name="P37">Utiliza el archivo Hibernate.reveng.xml para modificar la configuración predeterminada, especificando el esquema de la base de datos, filtrando tablas y asignando tipos JDBC a los tipos de Hibernate.</text:p>
            </text:list-item>
          </text:list>
        </text:list-item>
        <text:list-item>
          <text:p text:style-name="P22"><text:span text:style-name="Strong_20_Emphasis">Extracción de Tablas:</text:span></text:p>
          <text:list>
            <text:list-item>
              <text:p text:style-name="P22">Para extraer una tabla específica, se define el archivo POJO Nombre_Clase.hbm.xml, describiendo la relación entre clases y tablas, así como propiedades y columnas.</text:p>
            </text:list-item>
          </text:list>
        </text:list-item>
      </text:list>
      <text:p text:style-name="P8"/>
      <text:p text:style-name="P12"><text:span text:style-name="Strong_20_Emphasis"><text:line-break/>Mapeo en Hibernate: Colecciones, Relaciones y Herencia</text:span></text:p>
      <text:list xml:id="list3146539174479564683" text:style-name="L9">
        <text:list-item>
          <text:p text:style-name="P23"><text:span text:style-name="Strong_20_Emphasis">Mapeo de Colecciones:</text:span></text:p>
          <text:list>
            <text:list-item>
              <text:p text:style-name="P38">Diversos mapeos para colecciones según modelos relacionales.</text:p>
            </text:list-item>
            <text:list-item>
              <text:p text:style-name="P38">Uso de elementos de mapeo específicos (p. ej., &lt;set&gt;) dependiendo del tipo de interfaz (Set, etc.).</text:p>
            </text:list-item>
            <text:list-item>
              <text:p text:style-name="P38">Las colecciones pueden manejar datos de diversos tipos, requiriendo una columna índice en la tabla de colección.</text:p>
            </text:list-item>
          </text:list>
        </text:list-item>
        <text:list-item>
          <text:p text:style-name="P23"><text:span text:style-name="Strong_20_Emphasis">Mapeo de Relaciones:</text:span></text:p>
          <text:list>
            <text:list-item>
              <text:p text:style-name="P38">Las relaciones utilizan transacciones y deben reflejar el tipo de relación en ambos modelos (objeto y relacional).</text:p>
            </text:list-item>
            <text:list-item>
              <text:p text:style-name="P38">Se emplean identificadores de objetos (OID) como llave primaria en la tabla relacionada, actuando como clave foránea en la tabla principal.</text:p>
            </text:list-item>
          </text:list>
        </text:list-item>
        <text:list-item>
          <text:p text:style-name="P23"><text:span text:style-name="Strong_20_Emphasis">Mapeo de Herencia:</text:span></text:p>
          <text:list>
            <text:list-item>
              <text:p text:style-name="P38">Desafío ya que las bases de datos relacionales no admiten herencia directamente.</text:p>
            </text:list-item>
            <text:list-item>
              <text:p text:style-name="P38">Tres mapeos principales: a una sola tabla, completa en tablas separadas, o cada clase en tablas concretas.</text:p>
            </text:list-item>
            <text:list-item>
              <text:p text:style-name="P23">La elección se basa en rendimiento y escalabilidad del modelo.</text:p>
            </text:list-item>
          </text:list>
        </text:list-item>
      </text:list>
      <text:p text:style-name="P8"><text:line-break/><text:span text:style-name="T6">La persistencia de objetos implica su capacidad de guardarse y recuperarse. En JDO, las clases persistentes implementan javax.jdo.PersistenceCapable, permitiendo la conversión y el mantenimiento en sistemas de bases de datos con el uso de un archivo de configuración XML.</text:span><text:span text:style-name="T10"> </text:span></text:p>
      <text:p text:style-name="P12"><text:soft-page-break/><text:span text:style-name="Strong_20_Emphasis"><text:span text:style-name="T10"><text:line-break/>Session y SessionFactory en Hibernate:</text:span></text:span></text:p>
      <text:list xml:id="list7897379313462911689" text:style-name="L10">
        <text:list-item>
          <text:p text:style-name="P24"><text:span text:style-name="Strong_20_Emphasis">Session:</text:span></text:p>
          <text:list>
            <text:list-item>
              <text:p text:style-name="P39">Representa una unidad de trabajo con la base de datos en Hibernate.</text:p>
            </text:list-item>
            <text:list-item>
              <text:p text:style-name="P39">Contiene una cola de sentencias SQL y una lista de objetos persistentes.</text:p>
            </text:list-item>
            <text:list-item>
              <text:p text:style-name="P39">Forma el primer nivel de caché y define el alcance de un contexto de acceso a datos.</text:p>
            </text:list-item>
          </text:list>
        </text:list-item>
        <text:list-item>
          <text:p text:style-name="P24"><text:span text:style-name="Strong_20_Emphasis">SessionFactory:</text:span></text:p>
          <text:list>
            <text:list-item>
              <text:p text:style-name="P39">Inicializa el entorno de Hibernate y proporciona objetos Session.</text:p>
            </text:list-item>
            <text:list-item>
              <text:p text:style-name="P39">Abre una única unidad de trabajo para un almacén de datos específico.</text:p>
            </text:list-item>
            <text:list-item>
              <text:p text:style-name="P24">Las sesiones deben cerrarse al completar una transacción.</text:p>
            </text:list-item>
          </text:list>
        </text:list-item>
      </text:list>
      <text:p text:style-name="P14"><text:span text:style-name="Strong_20_Emphasis">Estados del Objeto en Hibernate:</text:span></text:p>
      <text:list xml:id="list1251294684507104440" text:style-name="L11">
        <text:list-item>
          <text:p text:style-name="P25"><text:span text:style-name="Strong_20_Emphasis">Transitorio (Transient):</text:span></text:p>
          <text:list>
            <text:list-item>
              <text:p text:style-name="P40">Objeto recién creado sin enlace al gestor de persistencia.</text:p>
            </text:list-item>
          </text:list>
        </text:list-item>
        <text:list-item>
          <text:p text:style-name="P25"><text:span text:style-name="Strong_20_Emphasis">Persistente:</text:span></text:p>
          <text:list>
            <text:list-item>
              <text:p text:style-name="P40">Objeto enlazado con la sesión, con cambios persistentes.</text:p>
            </text:list-item>
          </text:list>
        </text:list-item>
        <text:list-item>
          <text:p text:style-name="P25"><text:span text:style-name="Strong_20_Emphasis">Disociado (Detached):</text:span></text:p>
          <text:list>
            <text:list-item>
              <text:p text:style-name="P40">Objeto persistente en memoria después de finalizar la sesión, existiendo en Java y la base de datos.</text:p>
            </text:list-item>
          </text:list>
        </text:list-item>
        <text:list-item>
          <text:p text:style-name="P25"><text:span text:style-name="Strong_20_Emphasis">Borrado (Removed):</text:span></text:p>
          <text:list>
            <text:list-item>
              <text:p text:style-name="P25">Objeto marcado para eliminación en la base de datos, persistiendo en la aplicación Java hasta el cierre de la sesión.</text:p>
            </text:list-item>
          </text:list>
        </text:list-item>
      </text:list>
      <text:p text:style-name="P12"><text:span text:style-name="Strong_20_Emphasis"><text:span text:style-name="T10">Carga de Objetos en Hibernate:</text:span></text:span></text:p>
      <text:list xml:id="list2874741507901913335" text:style-name="L12">
        <text:list-item>
          <text:p text:style-name="P26">Métodos de Carga:</text:p>
          <text:list>
            <text:list-item>
              <text:p text:style-name="P26"><text:span text:style-name="Strong_20_Emphasis">load():</text:span></text:p>
              <text:list>
                <text:list-item>
                  <text:p text:style-name="P41">Captura instancia persistente por identificador.</text:p>
                </text:list-item>
                <text:list-item>
                  <text:p text:style-name="P41">Acepta un objeto Class para cargar nueva instancia en estado persistente.</text:p>
                </text:list-item>
                <text:list-item>
                  <text:p text:style-name="P41">Lanza excepción si no existe la fila correspondiente en la base de datos.</text:p>
                </text:list-item>
                <text:list-item>
                  <text:p text:style-name="P41">Carga perezosa: intenta devolver un objeto proxy antes de la inicialización.</text:p>
                </text:list-item>
              </text:list>
            </text:list-item>
            <text:list-item>
              <text:p text:style-name="P26"><text:span text:style-name="Strong_20_Emphasis">get():</text:span></text:p>
              <text:list>
                <text:list-item>
                  <text:p text:style-name="P41">Recupera objeto persistente por identificador.</text:p>
                </text:list-item>
                <text:list-item>
                  <text:p text:style-name="P41">Consulta la base de datos inmediatamente y devuelve null si no existe la fila.</text:p>
                </text:list-item>
              </text:list>
            </text:list-item>
          </text:list>
        </text:list-item>
        <text:list-item>
          <text:p text:style-name="P26">Diferencia Clave:</text:p>
          <text:list>
            <text:list-item>
              <text:p text:style-name="P41"><text:span text:style-name="Strong_20_Emphasis">load():</text:span> Lanza excepción ObjectNotFoundException si no existe la fila.</text:p>
            </text:list-item>
            <text:list-item>
              <text:p text:style-name="P26"><text:span text:style-name="Strong_20_Emphasis">get():</text:span> Devuelve null si no existe la fila correspondiente.</text:p>
            </text:list-item>
          </text:list>
        </text:list-item>
      </text:list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12"><text:soft-page-break/><text:span text:style-name="T10">Para almacenar objetos persistentes en Hibernate:</text:span></text:p>
      <text:list xml:id="list6547910290141664590" text:style-name="L13">
        <text:list-item>
          <text:p text:style-name="P27"><text:span text:style-name="Strong_20_Emphasis">Creación y Almacenamiento:</text:span></text:p>
          <text:list>
            <text:list-item>
              <text:p text:style-name="P42">Instanciar objeto (estado transitorio).</text:p>
            </text:list-item>
            <text:list-item>
              <text:p text:style-name="P42">Obtener sesión, iniciar transacción y usar save() para almacenar.</text:p>
            </text:list-item>
            <text:list-item>
              <text:p text:style-name="P42">Realizar commit para sincronizar cambios.</text:p>
            </text:list-item>
          </text:list>
        </text:list-item>
        <text:list-item>
          <text:p text:style-name="P27"><text:span text:style-name="Strong_20_Emphasis">Actualización de Objetos:</text:span></text:p>
          <text:list>
            <text:list-item>
              <text:p text:style-name="P42">Actualizar directamente mientras la sesión esté abierta.</text:p>
            </text:list-item>
          </text:list>
        </text:list-item>
        <text:list-item>
          <text:p text:style-name="P27"><text:span text:style-name="Strong_20_Emphasis">Eliminación de Objetos:</text:span></text:p>
          <text:list>
            <text:list-item>
              <text:p text:style-name="P42">Borrar con Session.delete().</text:p>
            </text:list-item>
          </text:list>
        </text:list-item>
        <text:list-item>
          <text:p text:style-name="P27"><text:span text:style-name="Strong_20_Emphasis">Reasociación de Entidades:</text:span></text:p>
          <text:list>
            <text:list-item>
              <text:p text:style-name="P27">Hibernate soporta reasociación con Session.update() o Session.merge().</text:p>
            </text:list-item>
          </text:list>
        </text:list-item>
      </text:list>
      <text:p text:style-name="P12"><text:span text:style-name="Strong_20_Emphasis"><text:span text:style-name="T10"><text:line-break/>Resumen consultas SQL:</text:span></text:span></text:p>
      <text:p text:style-name="P14">En Hibernate, el control de consultas SQL nativas se realiza con SQLQuery, obtenido a través de Session.createSQLQuery(). Pueden ejecutarse consultas básicas para obtener listas de escalares o consultas más complejas para obtener objetos entidades utilizando addEntity(). Ejemplos:</text:p>
      <text:list xml:id="list8419224832028676747" text:style-name="L14">
        <text:list-item>
          <text:p text:style-name="P28">Lista de escalares:</text:p>
          <text:list>
            <text:list-item>
              <text:p text:style-name="P43"><text:span text:style-name="Source_20_Text">sess.createSQLQuery("SELECT * FROM Personas").list();</text:span></text:p>
            </text:list-item>
            <text:list-item>
              <text:p text:style-name="P43"><text:span text:style-name="Source_20_Text">sess.createSQLQuery("SELECT ID,NOMBRE, EDAD FROM PERSONAS").list();</text:span></text:p>
            </text:list-item>
          </text:list>
        </text:list-item>
        <text:list-item>
          <text:p text:style-name="P28">Consulta de entidades:</text:p>
          <text:list>
            <text:list-item>
              <text:p text:style-name="P43"><text:span text:style-name="Source_20_Text">sess.createSQLQuery("SELECT * FROM PERSONAS").addEntity(Persona.class);</text:span></text:p>
            </text:list-item>
            <text:list-item>
              <text:p text:style-name="P28"><text:span text:style-name="Source_20_Text">sess.createSQLQuery("SELECT ID,NOMBRE,EDAD FROM PERSONAS").addEntity(Persona.class);</text:span></text:p>
            </text:list-item>
          </text:list>
        </text:list-item>
      </text:list>
      <text:p text:style-name="P8"><text:span text:style-name="T10">LENGUAJE HQL:</text:span></text:p>
      <text:p text:style-name="P10"><text:span text:style-name="T4">Hibernate utiliza el lenguaje de consulta HQL, similar a SQL pero orientado a objetos, considerando conceptos como herencia y asociación. </text:span></text:p>
      <text:p text:style-name="P10"><text:span text:style-name="T4">HQL es case-insensitive y devuelve resultados en forma de objetos, facilitando su uso. </text:span></text:p>
      <text:p text:style-name="P10"><text:span text:style-name="T4">Se ejecuta sobre el modelo de entidades definido en Hibernate, utilizando clases Java en lugar de tablas de la base de datos.</text:span> </text:p>
      <text:p text:style-name="P13"><text:span text:style-name="Strong_20_Emphasis"><text:line-break/></text:span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oft-page-break/><text:span text:style-name="Strong_20_Emphasis">Resumen DE SENTENCIAS HQL:</text:span></text:p>
      <text:list xml:id="list7879211240164804600" text:style-name="L15">
        <text:list-item>
          <text:p text:style-name="P29"><text:span text:style-name="Strong_20_Emphasis">Clausula FROM:</text:span> Consulta básica para mostrar todos los datos de una tabla, ej. <text:span text:style-name="Source_20_Text">FROM Alumnos</text:span>.</text:p>
        </text:list-item>
        <text:list-item>
          <text:p text:style-name="P29"><text:span text:style-name="Strong_20_Emphasis">Clausula SELECT:</text:span> Selecciona objetos y propiedades en el conjunto de resultados, ej. <text:span text:style-name="Source_20_Text">SELECT alumno.nombre FROM Alumnos</text:span>.</text:p>
        </text:list-item>
        <text:list-item>
          <text:p text:style-name="P29"><text:span text:style-name="Strong_20_Emphasis">Clausula WHERE:</text:span> Refina los resultados con condiciones, ej. <text:span text:style-name="Source_20_Text">FROM Alumnos WHERE nombre='Francisco'</text:span>.</text:p>
        </text:list-item>
        <text:list-item>
          <text:p text:style-name="P29"><text:span text:style-name="Strong_20_Emphasis">Funciones de Agregación:</text:span> Pueden usarse funciones como <text:span text:style-name="Source_20_Text">avg</text:span>, <text:span text:style-name="Source_20_Text">sum</text:span>, <text:span text:style-name="Source_20_Text">max</text:span>, <text:span text:style-name="Source_20_Text">count</text:span>, ej. <text:span text:style-name="Source_20_Text">SELECT avg(alumnos.nota), sum(alumnos.nota) FROM Alumnos as alumnos</text:span>.</text:p>
        </text:list-item>
        <text:list-item>
          <text:p text:style-name="P29"><text:span text:style-name="Strong_20_Emphasis">Expresiones:</text:span> Incluyen operadores matemáticos, comparaciones binarias, lógicos, funciones Java, etc.</text:p>
        </text:list-item>
        <text:list-item>
          <text:p text:style-name="P29"><text:span text:style-name="Strong_20_Emphasis">Clausula ORDER BY:</text:span> Ordena la lista de resultados, ej. <text:span text:style-name="Source_20_Text">FROM Alumnos ORDER BY nombre ASC</text:span>.</text:p>
        </text:list-item>
        <text:list-item>
          <text:p text:style-name="P29"><text:span text:style-name="Strong_20_Emphasis">Clausula GROUP BY:</text:span> Agrupa resultados agregados por propiedades, ej. <text:span text:style-name="Source_20_Text">SELECT avg(alumnos.nota) FROM Alumnos as alumnos GROUP BY alumnos.clase</text:span>.</text:p>
        </text:list-item>
        <text:list-item>
          <text:p text:style-name="P29"><text:span text:style-name="Strong_20_Emphasis">Subconsultas:</text:span> Soporta subconsultas dentro de consultas, incluso subconsultas correlacionadas. Ejemplo: <text:span text:style-name="Source_20_Text">FROM Alumnos WHERE nota &gt; (SELECT avg(nota) FROM Alumnos)</text:span>.</text:p>
        </text:list-item>
      </text:list>
      <text:p text:style-name="P1"/>
      <text:p text:style-name="P1"><text:tab/><text:tab/><text:tab/><text:tab/><text:tab/><text:span text:style-name="T13">CÓDIGO RELEVANTE :</text:span></text:p>
      <text:p text:style-name="P1"/>
      <text:p text:style-name="P1">Session session = HibernateUtil.getSessionFactory().openSession()<text:span text:style-name="T11">;</text:span></text:p>
      <text:p text:style-name="P3">Transaction tx = null<text:span text:style-name="T11">;</text:span></text:p>
      <text:p text:style-name="P3">try </text:p>
      <text:p text:style-name="P4">{</text:p>
      <text:p text:style-name="P3"><text:s text:c="10"/>tx <text:span text:style-name="T11">=</text:span> session<text:span text:style-name="T11">.</text:span>beginTransaction<text:span text:style-name="T11">();</text:span></text:p>
      <text:p text:style-name="P5">// Utilizar la Session para saveOrUpdate/get/delete/...tx.commit();</text:p>
      <text:p text:style-name="P3"><text:span text:style-name="T11">}</text:span> catch (Exception e) </text:p>
      <text:p text:style-name="P4">{</text:p>
      <text:p text:style-name="P3"><text:s text:c="10"/><text:span text:style-name="T11">if</text:span> <text:span text:style-name="T11">(</text:span>tx <text:span text:style-name="T11">!=</text:span> <text:span text:style-name="T11">null)</text:span> </text:p>
      <text:p text:style-name="P3"><text:s text:c="10"/><text:span text:style-name="T11">{</text:span></text:p>
      <text:p text:style-name="P3"><text:s text:c="15"/>tx<text:span text:style-name="T11">.</text:span>rollback<text:span text:style-name="T11">();</text:span></text:p>
      <text:p text:style-name="P3"><text:s text:c="15"/><text:span text:style-name="T11">throw</text:span> e<text:span text:style-name="T11">;</text:span></text:p>
      <text:p text:style-name="P3"><text:s text:c="10"/><text:span text:style-name="T11">}</text:span></text:p>
      <text:p text:style-name="P3"><text:span text:style-name="T11">}</text:span> finally <text:span text:style-name="T11">{</text:span></text:p>
      <text:p text:style-name="P3"><text:s text:c="10"/>session<text:span text:style-name="T11">.</text:span>close<text:span text:style-name="T11">();</text:span></text:p>
      <text:p text:style-name="P2"><text:span text:style-name="T11">}</text:span><text:span text:style-name="T12">// Al finalizar la aplicación ...HibernateUtil.shutdown( );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Jesús Díaz Martínez</meta:initial-creator>
    <meta:creation-date>2024-01-25T01:23:22.19</meta:creation-date>
    <meta:document-statistic meta:table-count="0" meta:image-count="0" meta:object-count="0" meta:page-count="6" meta:paragraph-count="163" meta:word-count="1584" meta:character-count="10434"/>
    <dc:date>2024-01-25T01:50:51.93</dc:date>
    <dc:creator>Francisco Jesús Díaz Martínez</dc:creator>
    <meta:editing-duration>PT12M19S</meta:editing-duration>
    <meta:editing-cycles>1</meta:editing-cycles>
    <meta:generator>OpenOffice/4.1.14$Win32 OpenOffice.org_project/4114m1$Build-9811</meta:generator>
  </office:meta>
</office:document-meta>
</file>